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nálisis</text:h>
      <text:p text:style-name="Text_20_body"/>
      <text:h text:style-name="Heading_20_2" text:outline-level="2">Identificar clases, atributos y relaciones</text:h>
      <text:p text:style-name="Text_20_body"><text:tab/>A partir de la especificación de requisitos que hemos realizado podemos detectar las siguientes clases del sistema:</text:p>
      <text:list xml:id="list1297211364" text:style-name="L1">
        <text:list-item>
          <text:p text:style-name="P1">Usuario</text:p>
        </text:list-item>
        <text:list-item>
          <text:p text:style-name="P1">Socio</text:p>
        </text:list-item>
        <text:list-item>
          <text:p text:style-name="P1">Módulo</text:p>
        </text:list-item>
        <text:list-item>
          <text:p text:style-name="P1">Asociación</text:p>
        </text:list-item>
        <text:list-item>
          <text:p text:style-name="P1">Decisión</text:p>
        </text:list-item>
        <text:list-item>
          <text:p text:style-name="P1">Proyecto</text:p>
        </text:list-item>
        <text:list-item>
          <text:p text:style-name="P1">Ingreso</text:p>
        </text:list-item>
        <text:list-item>
          <text:p text:style-name="P1">Gasto</text:p>
        </text:list-item>
        <text:list-item>
          <text:p text:style-name="P1">Actividad</text:p>
        </text:list-item>
        <text:list-item>
          <text:p text:style-name="P1">Contacto</text:p>
        </text:list-item>
        <text:list-item>
          <text:p text:style-name="P1">TipoUsuario</text:p>
        </text:list-item>
        <text:list-item>
          <text:p text:style-name="P1">Teléfono</text:p>
        </text:list-item>
        <text:list-item>
          <text:p text:style-name="P1">Web</text:p>
        </text:list-item>
        <text:list-item>
          <text:p text:style-name="P1">Email</text:p>
        </text:list-item>
        <text:list-item>
          <text:p text:style-name="P1">Contraseña</text:p>
        </text:list-item>
        <text:list-item>
          <text:p text:style-name="P1">Log</text:p>
        </text:list-item>
        <text:list-item>
          <text:p text:style-name="P1">BaseDeDatos</text:p>
        </text:list-item>
        <text:list-item>
          <text:p text:style-name="P1">EntradaLibroCuentas</text:p>
        </text:list-item>
        <text:list-item>
          <text:p text:style-name="P1">Permiso</text:p>
        </text:list-item>
      </text:list>
      <text:p text:style-name="Text_20_body"/>
      <text:h text:style-name="Heading_20_2" text:outline-level="2">Modelado estático</text:h>
      <text:p text:style-name="Text_20_body"><text:tab/>Diagrama de clases.</text:p>
      <text:p text:style-name="Text_20_body"/>
      <text:h text:style-name="Heading_20_2" text:outline-level="2">Modelado del comportamiento externo</text:h>
      <text:p text:style-name="Text_20_body"><text:tab/>Contratos y Diagramas de colaboración</text:p>
      <text:p text:style-name="Text_20_body"/>
      <text:h text:style-name="Heading_20_2" text:outline-level="2"><text:soft-page-break/>Modelado del comportamiento interno</text:h>
      <text:p text:style-name="Text_20_body"><text:tab/>Diagrama de estados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Liberation Serif" fo:font-size="12pt" fo:language="es" fo:country="ES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blo Alvarez de Sotomayor Posadillo</meta:initial-creator>
    <meta:creation-date>2008-12-23T10:14:12</meta:creation-date>
    <dc:date>2008-12-24T12:19:27</dc:date>
    <dc:creator>Pablo Alvarez de Sotomayor Posadillo</dc:creator>
    <meta:editing-duration>PT00H44M16S</meta:editing-duration>
    <meta:editing-cycles>6</meta:editing-cycles>
    <meta:generator>OpenOffice.org/3.0$Linux OpenOffice.org_project/300m9$Build-9358</meta:generator>
    <meta:document-statistic meta:table-count="0" meta:image-count="0" meta:object-count="0" meta:page-count="2" meta:paragraph-count="28" meta:word-count="82" meta:character-count="500"/>
    <meta:user-defined meta:name="Info 1"/>
    <meta:user-defined meta:name="Info 2"/>
    <meta:user-defined meta:name="Info 3"/>
    <meta:user-defined meta:name="Info 4"/>
  </office:meta>
</office:document-meta>
</file>